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4" table:default-cell-style-name="Default"/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23"/>
          <table:table-cell office:value-type="string" calcext:value-type="string">
            <text:p>Direto</text:p>
          </table:table-cell>
          <table:table-cell table:number-columns-repeated="2"/>
          <table:table-cell office:value-type="string" calcext:value-type="string">
            <text:p>Indiret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m out</text:p>
          </table:table-cell>
          <table:table-cell office:value-type="string" calcext:value-type="string">
            <text:p>H out</text:p>
          </table:table-cell>
          <table:table-cell office:value-type="string" calcext:value-type="string">
            <text:p>Dim in</text:p>
          </table:table-cell>
          <table:table-cell office:value-type="string" calcext:value-type="string">
            <text:p>H in</text:p>
          </table:table-cell>
          <table:table-cell/>
          <table:table-cell office:value-type="string" calcext:value-type="string">
            <text:p>Vol out</text:p>
          </table:table-cell>
          <table:table-cell office:value-type="string" calcext:value-type="string">
            <text:p>Vol in</text:p>
          </table:table-cell>
          <table:table-cell table:number-columns-repeated="3"/>
          <table:table-cell office:value-type="string" calcext:value-type="string">
            <text:p>Error vol out</text:p>
          </table:table-cell>
          <table:table-cell office:value-type="string" calcext:value-type="string">
            <text:p>Error vol in</text:p>
          </table:table-cell>
          <table:table-cell/>
          <table:table-cell office:value-type="string" calcext:value-type="string">
            <text:p>Vtot sub</text:p>
          </table:table-cell>
          <table:table-cell office:value-type="string" calcext:value-type="string">
            <text:p>Delta Vtot</text:p>
          </table:table-cell>
          <table:table-cell table:number-columns-repeated="3"/>
          <table:table-cell office:value-type="string" calcext:value-type="string">
            <text:p>Vol agua+=1</text:p>
          </table:table-cell>
          <table:table-cell office:value-type="string" calcext:value-type="string">
            <text:p>Massa+=0.01</text:p>
          </table:table-cell>
          <table:table-cell/>
          <table:table-cell office:value-type="string" calcext:value-type="string">
            <text:p>P (m/v)</text:p>
          </table:table-cell>
          <table:table-cell office:value-type="string" calcext:value-type="string">
            <text:p>Delta P</text:p>
          </table:table-cell>
          <table:table-cell/>
          <table:table-cell office:value-type="string" calcext:value-type="string">
            <text:p>P (m/v)</text:p>
          </table:table-cell>
          <table:table-cell office:value-type="string" calcext:value-type="string">
            <text:p>Delta 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.3" calcext:value-type="float">
            <text:p>21,3</text:p>
          </table:table-cell>
          <table:table-cell office:value-type="float" office:value="36" calcext:value-type="float">
            <text:p>36</text:p>
          </table:table-cell>
          <table:table-cell office:value-type="float" office:value="11.2" calcext:value-type="float">
            <text:p>11,2</text:p>
          </table:table-cell>
          <table:table-cell office:value-type="float" office:value="16.8" calcext:value-type="float">
            <text:p>16,8</text:p>
          </table:table-cell>
          <table:table-cell/>
          <table:table-cell table:formula="of:=3.1415*([.C6]/2)^2*[.D6]" office:value-type="float" office:value="12827.404215" calcext:value-type="float">
            <text:p>12827,404215</text:p>
          </table:table-cell>
          <table:table-cell table:formula="of:=3.1415*([.E6]/2)^2*[.F6]" office:value-type="float" office:value="1655.092992" calcext:value-type="float">
            <text:p>1655,092992</text:p>
          </table:table-cell>
          <table:table-cell table:number-columns-repeated="3"/>
          <table:table-cell table:formula="of:=3.141592*(0.05*([.C6]/2)^2+2*[.D6]*[.C6]/2*0.05)" office:value-type="float" office:value="138.264998211" calcext:value-type="float">
            <text:p>138,264998211</text:p>
          </table:table-cell>
          <table:table-cell table:formula="of:=3.141592*(0.05*([.E6]/2)^2+2*[.F6]*[.E6]/2*0.05)" office:value-type="float" office:value="34.482113792" calcext:value-type="float">
            <text:p>34,482113792</text:p>
          </table:table-cell>
          <table:table-cell/>
          <table:table-cell table:formula="of:=([.H6]-[.I6])" office:value-type="float" office:value="11172.311223" calcext:value-type="float">
            <text:p>11172,311223</text:p>
          </table:table-cell>
          <table:table-cell table:formula="of:=[.M6]+[.N6]" office:value-type="float" office:value="172.747112003" calcext:value-type="float">
            <text:p>172,747112003</text:p>
          </table:table-cell>
          <table:table-cell office:value-type="float" office:value="0.2" calcext:value-type="float">
            <text:p>0,2</text:p>
          </table:table-cell>
          <table:table-cell office:value-type="float" office:value="11.2" calcext:value-type="float">
            <text:p>11,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9.63" calcext:value-type="float">
            <text:p>29,63</text:p>
          </table:table-cell>
          <table:table-cell/>
          <table:table-cell table:formula="of:=[.V6]/[.U6]" office:value-type="float" office:value="2.69363636363636" calcext:value-type="float">
            <text:p>2,69363636363636</text:p>
          </table:table-cell>
          <table:table-cell table:formula="of:=(([.V6]*1)+[.U6]*0.01)/([.U6]*[.U6])" office:value-type="float" office:value="0.245785123966942" calcext:value-type="float">
            <text:p>0,245785123966942</text:p>
          </table:table-cell>
          <table:table-cell/>
          <table:table-cell table:formula="of:=[.V6]/[.S6]" office:value-type="float" office:value="2.64553571428571" calcext:value-type="float">
            <text:p>2,64553571428571</text:p>
          </table:table-cell>
          <table:table-cell table:formula="of:=([.V6]*0.2+[.S6]*0.01)/([.S6]*[.S6])" office:value-type="float" office:value="0.0481345663265306" calcext:value-type="float">
            <text:p>0,0481345663265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.1" calcext:value-type="float">
            <text:p>21,1</text:p>
          </table:table-cell>
          <table:table-cell office:value-type="float" office:value="36" calcext:value-type="float">
            <text:p>36</text:p>
          </table:table-cell>
          <table:table-cell office:value-type="float" office:value="11.2" calcext:value-type="float">
            <text:p>11,2</text:p>
          </table:table-cell>
          <table:table-cell office:value-type="float" office:value="16.8" calcext:value-type="float">
            <text:p>16,8</text:p>
          </table:table-cell>
          <table:table-cell/>
          <table:table-cell table:formula="of:=3.1415*([.C7]/2)^2*[.D7]" office:value-type="float" office:value="12587.644935" calcext:value-type="float">
            <text:p>12587,644935</text:p>
          </table:table-cell>
          <table:table-cell table:formula="of:=3.1415*([.E7]/2)^2*[.F7]" office:value-type="float" office:value="1655.092992" calcext:value-type="float">
            <text:p>1655,092992</text:p>
          </table:table-cell>
          <table:table-cell table:number-columns-repeated="3"/>
          <table:table-cell table:formula="of:=3.141592*(0.05*([.C7]/2)^2+2*[.D7]*[.C7]/2*0.05)" office:value-type="float" office:value="136.801016339" calcext:value-type="float">
            <text:p>136,801016339</text:p>
          </table:table-cell>
          <table:table-cell table:formula="of:=3.141592*(0.05*([.E7]/2)^2+2*[.F7]*[.E7]/2*0.05)" office:value-type="float" office:value="34.482113792" calcext:value-type="float">
            <text:p>34,482113792</text:p>
          </table:table-cell>
          <table:table-cell/>
          <table:table-cell table:formula="of:=([.H7]-[.I7])" office:value-type="float" office:value="10932.551943" calcext:value-type="float">
            <text:p>10932,551943</text:p>
          </table:table-cell>
          <table:table-cell table:formula="of:=[.M7]+[.N7]" office:value-type="float" office:value="171.283130131" calcext:value-type="float">
            <text:p>171,283130131</text:p>
          </table:table-cell>
          <table:table-cell office:value-type="float" office:value="0.2" calcext:value-type="float">
            <text:p>0,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.63" calcext:value-type="float">
            <text:p>29,63</text:p>
          </table:table-cell>
          <table:table-cell/>
          <table:table-cell table:formula="of:=[.V7]/[.U7]" office:value-type="float" office:value="2.46916666666667" calcext:value-type="float">
            <text:p>2,46916666666667</text:p>
          </table:table-cell>
          <table:table-cell table:formula="of:=(([.V7]*1)+[.U7]*0.01)/([.U7]*[.U7])" office:value-type="float" office:value="0.206597222222222" calcext:value-type="float">
            <text:p>0,206597222222222</text:p>
          </table:table-cell>
          <table:table-cell/>
          <table:table-cell table:formula="of:=[.V7]/[.S7]" office:value-type="float" office:value="2.69363636363636" calcext:value-type="float">
            <text:p>2,69363636363636</text:p>
          </table:table-cell>
          <table:table-cell table:formula="of:=([.V7]*0.2+[.S7]*0.01)/([.S7]*[.S7])" office:value-type="float" office:value="0.0498842975206612" calcext:value-type="float">
            <text:p>0,0498842975206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.2" calcext:value-type="float">
            <text:p>21,2</text:p>
          </table:table-cell>
          <table:table-cell office:value-type="float" office:value="36" calcext:value-type="float">
            <text:p>36</text:p>
          </table:table-cell>
          <table:table-cell office:value-type="float" office:value="11.2" calcext:value-type="float">
            <text:p>11,2</text:p>
          </table:table-cell>
          <table:table-cell office:value-type="float" office:value="16.85" calcext:value-type="float">
            <text:p>16,85</text:p>
          </table:table-cell>
          <table:table-cell/>
          <table:table-cell table:formula="of:=3.1415*([.C8]/2)^2*[.D8]" office:value-type="float" office:value="12707.24184" calcext:value-type="float">
            <text:p>12707,24184</text:p>
          </table:table-cell>
          <table:table-cell table:formula="of:=3.1415*([.E8]/2)^2*[.F8]" office:value-type="float" office:value="1660.018864" calcext:value-type="float">
            <text:p>1660,018864</text:p>
          </table:table-cell>
          <table:table-cell table:number-columns-repeated="3"/>
          <table:table-cell table:formula="of:=3.141592*(0.05*([.C8]/2)^2+2*[.D8]*[.C8]/2*0.05)" office:value-type="float" office:value="137.532614576" calcext:value-type="float">
            <text:p>137,532614576</text:p>
          </table:table-cell>
          <table:table-cell table:formula="of:=3.141592*(0.05*([.E8]/2)^2+2*[.F8]*[.E8]/2*0.05)" office:value-type="float" office:value="34.570078368" calcext:value-type="float">
            <text:p>34,570078368</text:p>
          </table:table-cell>
          <table:table-cell/>
          <table:table-cell table:formula="of:=([.H8]-[.I8])" office:value-type="float" office:value="11047.222976" calcext:value-type="float">
            <text:p>11047,222976</text:p>
          </table:table-cell>
          <table:table-cell table:formula="of:=[.M8]+[.N8]" office:value-type="float" office:value="172.102692944" calcext:value-type="float">
            <text:p>172,102692944</text:p>
          </table:table-cell>
          <table:table-cell office:value-type="float" office:value="0.2" calcext:value-type="float">
            <text:p>0,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9.63" calcext:value-type="float">
            <text:p>29,63</text:p>
          </table:table-cell>
          <table:table-cell/>
          <table:table-cell table:formula="of:=[.V8]/[.U8]" office:value-type="float" office:value="2.69363636363636" calcext:value-type="float">
            <text:p>2,69363636363636</text:p>
          </table:table-cell>
          <table:table-cell table:formula="of:=(([.V8]*1)+[.U8]*0.01)/([.U8]*[.U8])" office:value-type="float" office:value="0.245785123966942" calcext:value-type="float">
            <text:p>0,245785123966942</text:p>
          </table:table-cell>
          <table:table-cell/>
          <table:table-cell table:formula="of:=[.V8]/[.S8]" office:value-type="float" office:value="2.69363636363636" calcext:value-type="float">
            <text:p>2,69363636363636</text:p>
          </table:table-cell>
          <table:table-cell table:formula="of:=([.V8]*0.2+[.S8]*0.01)/([.S8]*[.S8])" office:value-type="float" office:value="0.0498842975206612" calcext:value-type="float">
            <text:p>0,0498842975206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.1" calcext:value-type="float">
            <text:p>21,1</text:p>
          </table:table-cell>
          <table:table-cell office:value-type="float" office:value="36" calcext:value-type="float">
            <text:p>36</text:p>
          </table:table-cell>
          <table:table-cell office:value-type="float" office:value="11.15" calcext:value-type="float">
            <text:p>11,15</text:p>
          </table:table-cell>
          <table:table-cell office:value-type="float" office:value="16.9" calcext:value-type="float">
            <text:p>16,9</text:p>
          </table:table-cell>
          <table:table-cell/>
          <table:table-cell table:formula="of:=3.1415*([.C9]/2)^2*[.D9]" office:value-type="float" office:value="12587.644935" calcext:value-type="float">
            <text:p>12587,644935</text:p>
          </table:table-cell>
          <table:table-cell table:formula="of:=3.1415*([.E9]/2)^2*[.F9]" office:value-type="float" office:value="1650.11234009375" calcext:value-type="float">
            <text:p>1650,11234009375</text:p>
          </table:table-cell>
          <table:table-cell table:number-columns-repeated="3"/>
          <table:table-cell table:formula="of:=3.141592*(0.05*([.C9]/2)^2+2*[.D9]*[.C9]/2*0.05)" office:value-type="float" office:value="136.801016339" calcext:value-type="float">
            <text:p>136,801016339</text:p>
          </table:table-cell>
          <table:table-cell table:formula="of:=3.141592*(0.05*([.E9]/2)^2+2*[.F9]*[.E9]/2*0.05)" office:value-type="float" office:value="34.48142656875" calcext:value-type="float">
            <text:p>34,48142656875</text:p>
          </table:table-cell>
          <table:table-cell/>
          <table:table-cell table:formula="of:=([.H9]-[.I9])" office:value-type="float" office:value="10937.5325949063" calcext:value-type="float">
            <text:p>10937,5325949063</text:p>
          </table:table-cell>
          <table:table-cell table:formula="of:=[.M9]+[.N9]" office:value-type="float" office:value="171.28244290775" calcext:value-type="float">
            <text:p>171,28244290775</text:p>
          </table:table-cell>
          <table:table-cell office:value-type="float" office:value="0.2" calcext:value-type="float">
            <text:p>0,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9.63" calcext:value-type="float">
            <text:p>29,63</text:p>
          </table:table-cell>
          <table:table-cell/>
          <table:table-cell table:formula="of:=[.V9]/[.U9]" office:value-type="float" office:value="2.69363636363636" calcext:value-type="float">
            <text:p>2,69363636363636</text:p>
          </table:table-cell>
          <table:table-cell table:formula="of:=(([.V9]*1)+[.U9]*0.01)/([.U9]*[.U9])" office:value-type="float" office:value="0.245785123966942" calcext:value-type="float">
            <text:p>0,245785123966942</text:p>
          </table:table-cell>
          <table:table-cell/>
          <table:table-cell table:formula="of:=[.V9]/[.S9]" office:value-type="float" office:value="2.69363636363636" calcext:value-type="float">
            <text:p>2,69363636363636</text:p>
          </table:table-cell>
          <table:table-cell table:formula="of:=([.V9]*0.2+[.S9]*0.01)/([.S9]*[.S9])" office:value-type="float" office:value="0.0498842975206612" calcext:value-type="float">
            <text:p>0,0498842975206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.15" calcext:value-type="float">
            <text:p>21,15</text:p>
          </table:table-cell>
          <table:table-cell office:value-type="float" office:value="35.95" calcext:value-type="float">
            <text:p>35,95</text:p>
          </table:table-cell>
          <table:table-cell office:value-type="float" office:value="11.2" calcext:value-type="float">
            <text:p>11,2</text:p>
          </table:table-cell>
          <table:table-cell office:value-type="float" office:value="16.85" calcext:value-type="float">
            <text:p>16,85</text:p>
          </table:table-cell>
          <table:table-cell/>
          <table:table-cell table:formula="of:=3.1415*([.C10]/2)^2*[.D10]" office:value-type="float" office:value="12629.8069083281" calcext:value-type="float">
            <text:p>12629,8069083281</text:p>
          </table:table-cell>
          <table:table-cell table:formula="of:=3.1415*([.E10]/2)^2*[.F10]" office:value-type="float" office:value="1660.018864" calcext:value-type="float">
            <text:p>1660,018864</text:p>
          </table:table-cell>
          <table:table-cell table:number-columns-repeated="3"/>
          <table:table-cell table:formula="of:=3.141592*(0.05*([.C10]/2)^2+2*[.D10]*[.C10]/2*0.05)" office:value-type="float" office:value="137.00060560575" calcext:value-type="float">
            <text:p>137,00060560575</text:p>
          </table:table-cell>
          <table:table-cell table:formula="of:=3.141592*(0.05*([.E10]/2)^2+2*[.F10]*[.E10]/2*0.05)" office:value-type="float" office:value="34.570078368" calcext:value-type="float">
            <text:p>34,570078368</text:p>
          </table:table-cell>
          <table:table-cell/>
          <table:table-cell table:formula="of:=([.H10]-[.I10])" office:value-type="float" office:value="10969.7880443281" calcext:value-type="float">
            <text:p>10969,7880443281</text:p>
          </table:table-cell>
          <table:table-cell table:formula="of:=[.M10]+[.N10]" office:value-type="float" office:value="171.57068397375" calcext:value-type="float">
            <text:p>171,57068397375</text:p>
          </table:table-cell>
          <table:table-cell office:value-type="float" office:value="0.2" calcext:value-type="float">
            <text:p>0,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9.63" calcext:value-type="float">
            <text:p>29,63</text:p>
          </table:table-cell>
          <table:table-cell/>
          <table:table-cell table:formula="of:=[.V10]/[.U10]" office:value-type="float" office:value="2.69363636363636" calcext:value-type="float">
            <text:p>2,69363636363636</text:p>
          </table:table-cell>
          <table:table-cell table:formula="of:=(([.V10]*1)+[.U10]*0.01)/([.U10]*[.U10])" office:value-type="float" office:value="0.245785123966942" calcext:value-type="float">
            <text:p>0,245785123966942</text:p>
          </table:table-cell>
          <table:table-cell/>
          <table:table-cell table:formula="of:=[.V10]/[.S10]" office:value-type="float" office:value="2.69363636363636" calcext:value-type="float">
            <text:p>2,69363636363636</text:p>
          </table:table-cell>
          <table:table-cell table:formula="of:=([.V10]*0.2+[.S10]*0.01)/([.S10]*[.S10])" office:value-type="float" office:value="0.0498842975206612" calcext:value-type="float">
            <text:p>0,049884297520661</text:p>
          </table:table-cell>
          <table:table-cell table:number-columns-repeated="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3"/>
          <table:table-cell office:value-type="float" office:value="2.7" calcext:value-type="float">
            <text:p>2,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.65" calcext:value-type="float">
            <text:p>2,65</text:p>
          </table:table-cell>
          <table:table-cell office:value-type="float" office:value="0.05" calcext:value-type="float">
            <text:p>0,05</text:p>
          </table:table-cell>
          <table:table-cell/>
          <table:table-cell table:style-name="ce1" table:formula="of:=ABS([.X12]-[.AA12])" office:value-type="float" office:value="0.0500000000000003" calcext:value-type="float">
            <text:p>0,05</text:p>
          </table:table-cell>
          <table:table-cell table:formula="of:=2*([.Y12]+[.AB12])" office:value-type="float" office:value="0.5" calcext:value-type="float">
            <text:p>0,5</text:p>
          </table:table-cell>
        </table:table-row>
        <table:table-row table:style-name="ro1">
          <table:table-cell table:number-columns-repeated="23"/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0.05" calcext:value-type="float">
            <text:p>0,05</text:p>
          </table:table-cell>
          <table:table-cell/>
          <table:table-cell table:style-name="ce1" table:formula="of:=ABS([.X13]-[.AA13])" office:value-type="float" office:value="0.2" calcext:value-type="float">
            <text:p>0,2</text:p>
          </table:table-cell>
          <table:table-cell table:formula="of:=2*([.Y13]+[.AB13])" office:value-type="float" office:value="0.5" calcext:value-type="float">
            <text:p>0,5</text:p>
          </table:table-cell>
        </table:table-row>
        <table:table-row table:style-name="ro1">
          <table:table-cell table:number-columns-repeated="23"/>
          <table:table-cell office:value-type="float" office:value="2.7" calcext:value-type="float">
            <text:p>2,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0.05" calcext:value-type="float">
            <text:p>0,05</text:p>
          </table:table-cell>
          <table:table-cell/>
          <table:table-cell table:style-name="ce1" table:formula="of:=ABS([.X14]-[.AA14])" office:value-type="float" office:value="0" calcext:value-type="float">
            <text:p>0</text:p>
          </table:table-cell>
          <table:table-cell table:formula="of:=2*([.Y14]+[.AB14])" office:value-type="float" office:value="0.5" calcext:value-type="float">
            <text:p>0,5</text:p>
          </table:table-cell>
        </table:table-row>
        <table:table-row table:style-name="ro1">
          <table:table-cell table:number-columns-repeated="23"/>
          <table:table-cell office:value-type="float" office:value="2.7" calcext:value-type="float">
            <text:p>2,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0.05" calcext:value-type="float">
            <text:p>0,05</text:p>
          </table:table-cell>
          <table:table-cell/>
          <table:table-cell table:style-name="ce1" table:formula="of:=ABS([.X15]-[.AA15])" office:value-type="float" office:value="0" calcext:value-type="float">
            <text:p>0</text:p>
          </table:table-cell>
          <table:table-cell table:formula="of:=2*([.Y15]+[.AB15])" office:value-type="float" office:value="0.5" calcext:value-type="float">
            <text:p>0,5</text:p>
          </table:table-cell>
        </table:table-row>
        <table:table-row table:style-name="ro1">
          <table:table-cell table:number-columns-repeated="23"/>
          <table:table-cell office:value-type="float" office:value="2.7" calcext:value-type="float">
            <text:p>2,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0.05" calcext:value-type="float">
            <text:p>0,05</text:p>
          </table:table-cell>
          <table:table-cell/>
          <table:table-cell table:style-name="ce1" table:formula="of:=ABS([.X16]-[.AA16])" office:value-type="float" office:value="0" calcext:value-type="float">
            <text:p>0</text:p>
          </table:table-cell>
          <table:table-cell table:formula="of:=2*([.Y16]+[.AB16])" office:value-type="float" office:value="0.5" calcext:value-type="float">
            <text:p>0,5</text:p>
          </table:table-cell>
        </table:table-row>
        <table:table-row table:style-name="ro1" table:number-rows-repeated="4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Fio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Desvio medio</text:p>
          </table:table-cell>
          <table:table-cell office:value-type="string" calcext:value-type="string">
            <text:p>Erro micrometro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.19" calcext:value-type="float">
            <text:p>2,19</text:p>
          </table:table-cell>
          <table:table-cell/>
          <table:table-cell table:formula="of:=ABS([.$C$34]-[.C22])" office:value-type="float" office:value="0.14" calcext:value-type="float">
            <text:p>0,14</text:p>
          </table:table-cell>
          <table:table-cell table:formula="of:=SUM([.E22:.E31])/10" office:value-type="float" office:value="0.095" calcext:value-type="float">
            <text:p>0,09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.17" calcext:value-type="float">
            <text:p>2,17</text:p>
          </table:table-cell>
          <table:table-cell/>
          <table:table-cell table:formula="of:=ABS([.$C$34]-[.C23])" office:value-type="float" office:value="0.16" calcext:value-type="float">
            <text:p>0,16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.44" calcext:value-type="float">
            <text:p>2,44</text:p>
          </table:table-cell>
          <table:table-cell/>
          <table:table-cell table:formula="of:=ABS([.$C$34]-[.C24])" office:value-type="float" office:value="0.11" calcext:value-type="float">
            <text:p>0,1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2.48" calcext:value-type="float">
            <text:p>2,48</text:p>
          </table:table-cell>
          <table:table-cell/>
          <table:table-cell table:formula="of:=ABS([.$C$34]-[.C25])" office:value-type="float" office:value="0.15" calcext:value-type="float">
            <text:p>0,1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2.41" calcext:value-type="float">
            <text:p>2,41</text:p>
          </table:table-cell>
          <table:table-cell/>
          <table:table-cell table:formula="of:=ABS([.$C$34]-[.C26])" office:value-type="float" office:value="0.0800000000000001" calcext:value-type="float">
            <text:p>0,0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2.41" calcext:value-type="float">
            <text:p>2,41</text:p>
          </table:table-cell>
          <table:table-cell/>
          <table:table-cell table:formula="of:=ABS([.$C$34]-[.C27])" office:value-type="float" office:value="0.0800000000000001" calcext:value-type="float">
            <text:p>0,0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2.27" calcext:value-type="float">
            <text:p>2,27</text:p>
          </table:table-cell>
          <table:table-cell/>
          <table:table-cell table:formula="of:=ABS([.$C$34]-[.C28])" office:value-type="float" office:value="0.0600000000000001" calcext:value-type="float">
            <text:p>0,0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2.34" calcext:value-type="float">
            <text:p>2,34</text:p>
          </table:table-cell>
          <table:table-cell/>
          <table:table-cell table:formula="of:=ABS([.$C$34]-[.C29])" office:value-type="float" office:value="0.00999999999999979" calcext:value-type="float">
            <text:p>0,0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2.19" calcext:value-type="float">
            <text:p>2,19</text:p>
          </table:table-cell>
          <table:table-cell/>
          <table:table-cell table:formula="of:=ABS([.$C$34]-[.C30])" office:value-type="float" office:value="0.14" calcext:value-type="float">
            <text:p>0,1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2.35" calcext:value-type="float">
            <text:p>2,35</text:p>
          </table:table-cell>
          <table:table-cell/>
          <table:table-cell table:formula="of:=ABS([.$C$34]-[.C31])" office:value-type="float" office:value="0.02" calcext:value-type="float">
            <text:p>0,02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table:formula="of:=AVERAGE([.C22:.C31])" office:value-type="float" office:value="2.325" calcext:value-type="float">
            <text:p>2,325</text:p>
          </table:table-cell>
          <table:table-cell table:number-columns-repeated="2"/>
          <table:table-cell office:value-type="string" calcext:value-type="string">
            <text:p>Dif square</text:p>
          </table:table-cell>
          <table:table-cell office:value-type="string" calcext:value-type="string">
            <text:p>Desvio padrao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float" office:value="2.33" calcext:value-type="float">
            <text:p>2,33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([.C22]-[.$C$33])^2" office:value-type="float" office:value="0.0182250000000001" calcext:value-type="float">
            <text:p>0,018225</text:p>
          </table:table-cell>
          <table:table-cell table:formula="of:=SQRT(SUM([.F34:.F43])/9)" office:value-type="float" office:value="0.113553707312639" calcext:value-type="float">
            <text:p>0,113553707312639</text:p>
          </table:table-cell>
          <table:table-cell table:number-columns-repeated="24"/>
        </table:table-row>
        <table:table-row table:style-name="ro1">
          <table:table-cell table:number-columns-repeated="5"/>
          <table:table-cell table:formula="of:=([.C23]-[.$C$33])^2" office:value-type="float" office:value="0.0240250000000001" calcext:value-type="float">
            <text:p>0,024025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([.C24]-[.$C$33])^2" office:value-type="float" office:value="0.0132249999999999" calcext:value-type="float">
            <text:p>0,013225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([.C25]-[.$C$33])^2" office:value-type="float" office:value="0.0240249999999999" calcext:value-type="float">
            <text:p>0,024025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([.C26]-[.$C$33])^2" office:value-type="float" office:value="0.00722499999999999" calcext:value-type="float">
            <text:p>0,007225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([.C27]-[.$C$33])^2" office:value-type="float" office:value="0.00722499999999999" calcext:value-type="float">
            <text:p>0,007225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([.C28]-[.$C$33])^2" office:value-type="float" office:value="0.00302500000000002" calcext:value-type="float">
            <text:p>0,003025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([.C29]-[.$C$33])^2" office:value-type="float" office:value="0.00022499999999999" calcext:value-type="float">
            <text:p>0,000225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([.C30]-[.$C$33])^2" office:value-type="float" office:value="0.0182250000000001" calcext:value-type="float">
            <text:p>0,018225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([.C31]-[.$C$33])^2" office:value-type="float" office:value="0.000624999999999996" calcext:value-type="float">
            <text:p>0,000625</text:p>
          </table:table-cell>
          <table:table-cell table:number-columns-repeated="25"/>
        </table:table-row>
        <table:table-row table:style-name="ro1" table:number-rows-repeated="1048532">
          <table:table-cell table:number-columns-repeated="31"/>
        </table:table-row>
        <table:table-row table:style-name="ro1">
          <table:table-cell table:number-columns-repeated="2"/>
          <table:table-cell table:formula="of:=SUM([.C1:.C1048575])" office:value-type="float" office:value="133.755" calcext:value-type="float">
            <text:p>133,755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09:36:07.072472310</meta:creation-date>
    <dc:date>2020-03-13T11:45:25.018658530</dc:date>
    <meta:editing-duration>PT26M5S</meta:editing-duration>
    <meta:editing-cycles>3</meta:editing-cycles>
    <meta:generator>LibreOffice/6.0.7.3$Linux_X86_64 LibreOffice_project/00m0$Build-3</meta:generator>
    <meta:document-statistic meta:table-count="1" meta:cell-count="183" meta:object-count="0"/>
  </office:meta>
</office:document-meta>
</file>